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32000000258E080B12F.jpg"/>
  <manifest:file-entry manifest:media-type="image/png" manifest:full-path="Pictures/1000000000000040000000400142E835.png"/>
  <manifest:file-entry manifest:media-type="image/png" manifest:full-path="Pictures/1000000000000320000002585C39BAEF.pn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14.986cm"/>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lyt-blackandwhite-title" style:list-style-name="L4">
      <style:graphic-properties draw:fill-color="#ffffff" draw:auto-grow-height="true" fo:min-height="2.843cm"/>
    </style:style>
    <style:style style:name="pr2" style:family="presentation" style:parent-style-name="lyt-blackandwhite-subtitle">
      <style:graphic-properties draw:fill-color="#ffffff" draw:auto-grow-height="true" fo:min-height="10.586cm"/>
    </style:style>
    <style:style style:name="pr3" style:family="presentation" style:parent-style-name="lyt-blackandwhite-notes">
      <style:graphic-properties draw:fill-color="#ffffff" draw:auto-grow-height="true" fo:min-height="13.364cm"/>
    </style:style>
    <style:style style:name="pr4" style:family="presentation" style:parent-style-name="lyt-blackandwhite-title">
      <style:graphic-properties fo:min-height="2.843cm"/>
    </style:style>
    <style:style style:name="pr5" style:family="presentation" style:parent-style-name="lyt-blackandwhite-outline1">
      <style:graphic-properties fo:min-height="10.586cm"/>
    </style:style>
    <style:style style:name="pr6" style:family="presentation" style:parent-style-name="lyt-blackandwhite-notes">
      <style:graphic-properties draw:fill-color="#ffffff" fo:min-height="13.364cm"/>
    </style:style>
    <style:style style:name="P1" style:family="paragraph">
      <style:paragraph-properties fo:margin-left="0.6cm" fo:margin-right="0cm" fo:text-indent="-1cm"/>
    </style:style>
    <style:style style:name="P2" style:family="paragraph">
      <style:paragraph-properties fo:margin-left="0.6cm" fo:margin-right="0cm" fo:text-indent="-0.6cm"/>
    </style:style>
    <style:style style:name="P3" style:family="paragraph">
      <style:text-properties fo:font-size="10pt" style:font-size-asian="10pt" style:font-size-complex="10pt"/>
    </style:style>
    <style:style style:name="P4" style:family="paragraph">
      <style:text-properties fo:font-size="12pt" style:font-size-asian="12pt" style:font-size-complex="12pt"/>
    </style:style>
    <style:style style:name="T1" style:family="text">
      <style:text-properties fo:font-size="10pt" style:font-size-asian="10pt" style:font-size-complex="10pt"/>
    </style:style>
    <style:style style:name="T2" style:family="text">
      <style:text-properties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4">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blackandwhite" presentation:presentation-page-layout-name="AL1T0">
        <draw:frame presentation:style-name="pr1" draw:text-style-name="P1" draw:layer="layout" svg:width="23.5cm" svg:height="3.473cm" svg:x="2cm" svg:y="3.385cm" presentation:class="title" presentation:user-transformed="true">
          <draw:text-box>
            <text:p text:style-name="P1">GREC Corpus<text:line-break/>Evaluation Plan</text:p>
          </draw:text-box>
        </draw:frame>
        <draw:frame presentation:style-name="pr2" draw:text-style-name="P2" draw:layer="layout" svg:width="24.599cm" svg:height="10.586cm" svg:x="2cm" svg:y="6.514cm" presentation:class="subtitle" presentation:user-transformed="true">
          <draw:text-box>
            <text:p text:style-name="P2">Anthony Gentile</text:p>
            <text:p text:style-name="P2">Lisa Gress</text:p>
            <text:p text:style-name="P2"/>
            <text:p text:style-name="P2">4/29/2013</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lyt-blackandwhite" presentation:presentation-page-layout-name="AL2T1">
        <draw:frame presentation:style-name="pr4" draw:layer="layout" svg:width="23.5cm" svg:height="2.843cm" svg:x="2cm" svg:y="1.9cm" presentation:class="title">
          <draw:text-box>
            <text:p>Initial Corpus Coverage</text:p>
          </draw:text-box>
        </draw:frame>
        <draw:frame presentation:style-name="pr5" draw:layer="layout" svg:width="24.599cm" svg:height="10.586cm" svg:x="2cm" svg:y="5.414cm" presentation:class="outline" presentation:user-transformed="true">
          <draw:text-box>
            <text:list text:style-name="L2">
              <text:list-item>
                <text:p>240 MEDLINE abstracts totaling 1500 sentences.</text:p>
              </text:list-item>
              <text:list-item>
                <text:p>Using ACE (thanks Woodley) to find valid parses from the ERG.</text:p>
              </text:list-item>
              <text:list-item>
                <text:p>Results using Condor with 8GB:</text:p>
                <text:list>
                  <text:list-item>
                    <text:p>Valid parse: 1196 (79.7333%)</text:p>
                  </text:list-item>
                  <text:list-item>
                    <text:p>No parse/Insufficient RAM: 304 (20.2666%)</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lyt-blackandwhite" presentation:presentation-page-layout-name="AL2T1">
        <draw:frame presentation:style-name="pr4" draw:layer="layout" svg:width="23.5cm" svg:height="2.843cm" svg:x="2cm" svg:y="1.9cm" presentation:class="title" presentation:user-transformed="true">
          <draw:text-box>
            <text:p>What we are working with</text:p>
          </draw:text-box>
        </draw:frame>
        <draw:frame presentation:style-name="pr5" draw:layer="layout" svg:width="24.599cm" svg:height="10.586cm" svg:x="2cm" svg:y="5.414cm" presentation:class="outline">
          <draw:text-box>
            <text:list text:style-name="L2">
              <text:list-item>
                <text:p>Example sentence</text:p>
                <text:list>
                  <text:list-item>
                    <text:p>“The ompB operon encodes OmpR and EnvZ, two proteins that are necessary for the expression and osmoregulation of the OmpF and OmpC porins in Escherichia coli.”</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lyt-blackandwhite" presentation:presentation-page-layout-name="AL2T1">
        <draw:frame presentation:style-name="pr4" draw:layer="layout" svg:width="23.5cm" svg:height="2.843cm" svg:x="2cm" svg:y="1.9cm" presentation:class="title">
          <draw:text-box>
            <text:p>Example MRS</text:p>
          </draw:text-box>
        </draw:frame>
        <draw:frame draw:style-name="gr2" draw:text-style-name="P3" draw:layer="layout" svg:width="26.162cm" svg:height="15.561cm" svg:x="1.524cm" svg:y="4.318cm">
          <draw:text-box>
            <text:p text:style-name="P3"><text:span text:style-name="T1">INDEX: e2 [ e SF: prop ]</text:span></text:p>
            <text:p text:style-name="P3"><text:span text:style-name="T1">RELS: &lt; [ _the_q_rel&lt;0:3&gt; LBL: h4 ARG0: x3 [ x PERS: 3 NUM: sg ] RSTR: h5 BODY: h6 ]</text:span></text:p>
            <text:p text:style-name="P3"><text:span text:style-name="T1"><text:s/></text:span><text:span text:style-name="T1">[ compound_rel&lt;4:15&gt; LBL: h7 ARG0: e8 [ e SF: prop TENSE: untensed MOOD: indicative PROG: - PERF: - ] ARG1: x3 ARG2: x9 [ x IND: + ] ]</text:span></text:p>
            <text:p text:style-name="P3"><text:span text:style-name="T1"><text:s/></text:span><text:span text:style-name="T1">[ proper_q_rel&lt;4:8&gt; LBL: h10 ARG0: x9 RSTR: h11 BODY: h12 ]</text:span></text:p>
            <text:p text:style-name="P3"><text:span text:style-name="T1"><text:s/></text:span><text:span text:style-name="T1">[ named_rel&lt;4:8&gt; LBL: h13 CARG: "ompB" ARG0: x9 ]</text:span></text:p>
            <text:p text:style-name="P3"><text:span text:style-name="T1"><text:s/></text:span><text:span text:style-name="T1">[ "_operon/NN_u_unknown_rel"&lt;9:15&gt; LBL: h7 ARG0: x3 ]</text:span></text:p>
            <text:p text:style-name="P3"><text:span text:style-name="T1"><text:s/></text:span><text:span text:style-name="T1">[ "_encode_v_1_rel"&lt;16:23&gt; LBL: h15 ARG0: e16 [ e SF: prop TENSE: pres MOOD: indicative PROG: - PERF: - ] ARG1: x3 ARG2: x17 [ x PERS: 3 NUM: pl ] ]</text:span></text:p>
            <text:p text:style-name="P3"><text:span text:style-name="T1"><text:s/></text:span><text:span text:style-name="T1">[ udef_q_rel&lt;24:38&gt; LBL: h18 ARG0: x17 RSTR: h19 BODY: h20 ]</text:span></text:p>
            <text:p text:style-name="P3"><text:span text:style-name="T1"><text:s/></text:span><text:span text:style-name="T1">[ proper_q_rel&lt;24:28&gt; LBL: h21 ARG0: x22 [ x PERS: 3 NUM: sg IND: + ] RSTR: h23 BODY: h24 ]</text:span></text:p>
            <text:p text:style-name="P3"><text:span text:style-name="T1"><text:s/></text:span><text:span text:style-name="T1">[ named_rel&lt;24:28&gt; LBL: h25 CARG: "OmpR" ARG0: x22 ]</text:span></text:p>
            <text:p text:style-name="P3"><text:span text:style-name="T1"><text:s/></text:span><text:span text:style-name="T1">[ _and_c_rel&lt;29:32&gt; LBL: h27 ARG0: x17 L-INDEX: x22 R-INDEX: x28 [ x PERS: 3 NUM: sg IND: + ] ]</text:span></text:p>
            <text:p text:style-name="P3"><text:span text:style-name="T1"><text:s/></text:span><text:span text:style-name="T1">[ proper_q_rel&lt;33:38&gt; LBL: h29 ARG0: x28 RSTR: h30 BODY: h31 ]</text:span></text:p>
            <text:p text:style-name="P3"><text:span text:style-name="T1"><text:s/></text:span><text:span text:style-name="T1">[ named_rel&lt;33:38&gt; LBL: h32 CARG: "EnvZ" ARG0: x28 ]</text:span></text:p>
            <text:p text:style-name="P3"><text:span text:style-name="T1"><text:s/></text:span><text:span text:style-name="T1">[ subord_rel&lt;39:157&gt; LBL: h1 ARG0: e34 [ e SF: prop TENSE: untensed MOOD: indicative PROG: - PERF: - ] ARG1: h35 ARG2: h36 ]</text:span></text:p>
            <text:p text:style-name="P3"><text:span text:style-name="T1"><text:s/></text:span><text:span text:style-name="T1">[ udef_q_rel&lt;39:42&gt; LBL: h37 ARG0: x38 [ x PERS: 3 NUM: pl ] RSTR: h39 BODY: h40 ]</text:span></text:p>
            <text:p text:style-name="P3"><text:span text:style-name="T1"><text:s/></text:span><text:span text:style-name="T1">[ card_rel&lt;39:42&gt; LBL: h41 CARG: "2" ARG0: e43 [ e SF: prop TENSE: untensed MOOD: indicative ] ARG1: x38 ]</text:span></text:p>
            <text:p text:style-name="P3"><text:span text:style-name="T1"><text:s/></text:span><text:span text:style-name="T1">[ "_protein_n_1_rel"&lt;43:51&gt; LBL: h41 ARG0: x38 ]</text:span></text:p>
            <text:p text:style-name="P3"><text:span text:style-name="T1"><text:s/></text:span><text:span text:style-name="T1">[ "_necessary_a_for_rel"&lt;61:70&gt; LBL: h41 ARG0: e44 [ e SF: prop TENSE: pres MOOD: indicative PROG: - PERF: - ] ARG1: x38 ARG2: x45 [ x PERS: 3 ] ]</text:span></text:p>
            <text:p text:style-name="P3"><text:span text:style-name="T1"><text:s/></text:span><text:span text:style-name="T1">[ _the_q_rel&lt;75:78&gt; LBL: h46 ARG0: x45 RSTR: h47 BODY: h48 ]</text:span></text:p>
            <text:p text:style-name="P3"><text:span text:style-name="T1"><text:s/></text:span><text:span text:style-name="T1">[ udef_q_rel&lt;79:89&gt; LBL: h49 ARG0: x50 [ x PERS: 3 NUM: sg ] RSTR: h51 BODY: h52 ]</text:span></text:p>
            <text:p text:style-name="P3"><text:span text:style-name="T1"><text:s/></text:span><text:span text:style-name="T1">[ "_expression_n_1_rel"&lt;79:89&gt; LBL: h53 ARG0: x50 ]</text:span></text:p>
            <text:p text:style-name="P3"><text:span text:style-name="T1"><text:s/></text:span><text:span text:style-name="T1">[ udef_q_rel&lt;90:108&gt; LBL: h54 ARG0: x55 [ x PERS: 3 NUM: sg ] RSTR: h56 BODY: h57 ]</text:span></text:p>
            <text:p text:style-name="P3"><text:span text:style-name="T1"><text:s/></text:span><text:span text:style-name="T1">[ _and_c_rel&lt;90:93&gt; LBL: h58 ARG0: x45 L-INDEX: x50 R-INDEX: x55 ]</text:span></text:p>
            <text:p text:style-name="P3"><text:span text:style-name="T1"><text:s/></text:span><text:span text:style-name="T1">[ "_osmoregulation/NN_u_unknown_rel"&lt;94:108&gt; LBL: h59 ARG0: x55 ]</text:span></text:p>
            <text:p text:style-name="P3"><text:span text:style-name="T1"><text:s/></text:span><text:span text:style-name="T1">[ _of_p_rel&lt;109:111&gt; LBL: h58 ARG0: e60 [ e SF: prop ] ARG1: x45 ARG2: x61 [ x PERS: 3 NUM: pl ] ]</text:span></text:p>
            <text:p text:style-name="P3"><text:span text:style-name="T1"><text:s/></text:span><text:span text:style-name="T1">[ _the_q_rel&lt;112:115&gt; LBL: h62 ARG0: x61 RSTR: h63 BODY: h64 ]</text:span></text:p>
            <text:p text:style-name="P3"><text:span text:style-name="T1"><text:s/></text:span><text:span text:style-name="T1">[ compound_rel&lt;116:136&gt; LBL: h65 ARG0: e66 [ e SF: prop TENSE: untensed MOOD: indicative PROG: - PERF: - ] ARG1: x61 ARG2: x67 [ x PERS: 3 NUM: pl ] ]</text:span></text:p>
            <text:p text:style-name="P3"><text:span text:style-name="T1"><text:s/></text:span><text:span text:style-name="T1">[ udef_q_rel&lt;116:129&gt; LBL: h68 ARG0: x67 RSTR: h69 BODY: h70 ]</text:span></text:p>
            <text:p text:style-name="P3"><text:span text:style-name="T1"><text:s/></text:span><text:span text:style-name="T1">[ proper_q_rel&lt;116:120&gt; LBL: h71 ARG0: x72 [ x IND: + ] RSTR: h73 BODY: h74 ]</text:span></text:p>
            <text:p text:style-name="P3"><text:span text:style-name="T1"><text:s/></text:span><text:span text:style-name="T1">[ named_rel&lt;116:120&gt; LBL: h75 CARG: "OmpF" ARG0: x72 ]</text:span></text:p>
            <text:p text:style-name="P3"><text:span text:style-name="T1"><text:s/></text:span><text:span text:style-name="T1">[ _and_c_rel&lt;121:124&gt; LBL: h77 ARG0: x67 L-INDEX: x72 R-INDEX: x78 [ x IND: + ] ]</text:span></text:p>
            <text:p text:style-name="P3"><text:span text:style-name="T1"><text:s/></text:span><text:span text:style-name="T1">[ proper_q_rel&lt;125:129&gt; LBL: h79 ARG0: x78 RSTR: h80 BODY: h81 ]</text:span></text:p>
            <text:p text:style-name="P3"><text:span text:style-name="T1"><text:s/></text:span><text:span text:style-name="T1">[ named_rel&lt;125:129&gt; LBL: h82 CARG: "OmpC" ARG0: x78 ]</text:span></text:p>
            <text:p text:style-name="P3"><text:span text:style-name="T1"><text:s/></text:span><text:span text:style-name="T1">[ "_porins/NNS_u_unknown_rel"&lt;130:136&gt; LBL: h65 ARG0: x61 ]</text:span></text:p>
            <text:p text:style-name="P3"><text:span text:style-name="T1"><text:s/></text:span><text:span text:style-name="T1">[ _in_p_rel&lt;137:139&gt; LBL: h84 ARG0: e85 [ e SF: prop TENSE: untensed MOOD: indicative ] ARG1: x38 ARG2: x86 [ x PERS: 3 NUM: sg ] ]</text:span></text:p>
            <text:p text:style-name="P3"><text:span text:style-name="T1"><text:s/></text:span><text:span text:style-name="T1">[ udef_q_rel&lt;140:157&gt; LBL: h87 ARG0: x86 RSTR: h88 BODY: h89 ]</text:span></text:p>
            <text:p text:style-name="P3"><text:span text:style-name="T1"><text:s/></text:span><text:span text:style-name="T1">[ compound_rel&lt;140:157&gt; LBL: h90 ARG0: e91 [ e SF: prop TENSE: untensed MOOD: indicative PROG: - PERF: - ] ARG1: x86 ARG2: x92 [ x IND: + ] ]</text:span></text:p>
            <text:p text:style-name="P3"><text:span text:style-name="T1"><text:s/></text:span><text:span text:style-name="T1">[ proper_q_rel&lt;140:151&gt; LBL: h93 ARG0: x92 RSTR: h94 BODY: h95 ]</text:span></text:p>
            <text:p text:style-name="P3"><text:span text:style-name="T1"><text:s/></text:span><text:span text:style-name="T1">[ named_rel&lt;140:151&gt; LBL: h96 CARG: "Escherichia" ARG0: x92 ]</text:span></text:p>
            <text:p text:style-name="P3"><text:span text:style-name="T1"><text:s/></text:span><text:span text:style-name="T1">[ "_coli/NN_u_unknown_rel"&lt;152:157&gt; LBL: h90 ARG0: x86 ] &gt;</text:span></text:p>
          </draw:text-box>
        </draw:frame>
        <presentation:notes draw:style-name="dp2">
          <draw:page-thumbnail draw:style-name="gr1" draw:layer="layout" svg:width="14.848cm" svg:height="11.136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1" draw:master-page-name="lyt-blackandwhite" presentation:presentation-page-layout-name="AL2T1">
        <draw:frame presentation:style-name="pr4" draw:layer="layout" svg:width="23.5cm" svg:height="2.843cm" svg:x="2cm" svg:y="1.9cm" presentation:class="title">
          <draw:text-box>
            <text:p>GREC Annotation</text:p>
          </draw:text-box>
        </draw:frame>
        <draw:frame draw:style-name="gr3" draw:text-style-name="P4" draw:layer="layout" svg:width="24.638cm" svg:height="16.117cm" svg:x="1.778cm" svg:y="4.188cm">
          <draw:text-box>
            <text:p text:style-name="P4"><text:span text:style-name="T2">&lt;Abstract&gt;</text:span></text:p>
            <text:p text:style-name="P4"><text:span text:style-name="T2"><text:s text:c="2"/></text:span><text:span text:style-name="T2">&lt;AbstractText&gt;</text:span></text:p>
            <text:p text:style-name="P4"><text:span text:style-name="T2"><text:s text:c="4"/></text:span><text:span text:style-name="T2">&lt;sentence id="S3"&gt;&lt;term sem="Operon" id="T6" lex="The_ompB_operon"&gt;The ompB operon&lt;/term&gt; encodes &lt;term sem="Protein" id="T7" lex="OmpR_and_EnvZ"&gt;OmpR and EnvZ&lt;/term&gt;, two proteins that are necessary for the expression and osmoregulation of &lt;term sem="Protein" id="T8" lex="the_OmpF_and_OmpC_porins"&gt;the OmpF and OmpC porins&lt;/term&gt; &lt;term sem="SPAN" id="T9" lex="in_Escherichia_coli"&gt;in &lt;term sem="Wild_Type_Bacteria" id="T10" lex="Escherichia_coli"&gt;Escherichia coli&lt;/term&gt;&lt;/term&gt;.</text:span></text:p>
            <text:p text:style-name="P4"><text:span text:style-name="T2"><text:s text:c="4"/></text:span><text:span text:style-name="T2">&lt;/sentence&gt;</text:span></text:p>
            <text:p text:style-name="P4"><text:span text:style-name="T2"><text:s text:c="4"/></text:span><text:span text:style-name="T2">&lt;event id="E2"&gt;</text:span></text:p>
            <text:p text:style-name="P4"><text:span text:style-name="T2"><text:s text:c="6"/></text:span><text:span text:style-name="T2">&lt;type class="GRE" /&gt;</text:span></text:p>
            <text:p text:style-name="P4"><text:span text:style-name="T2"><text:s text:c="6"/></text:span><text:span text:style-name="T2">&lt;Agent idref="T6" /&gt;</text:span></text:p>
            <text:p text:style-name="P4"><text:span text:style-name="T2"><text:s text:c="6"/></text:span><text:span text:style-name="T2">&lt;Theme idref="T7" /&gt;</text:span></text:p>
            <text:p text:style-name="P4"><text:span text:style-name="T2"><text:s text:c="6"/></text:span><text:span text:style-name="T2">&lt;clue&gt;The ompB operon &lt;clueType&gt;encodes&lt;/clueType&gt; OmpR and EnvZ, two proteins that are necessary for the expression and osmoregulation of the OmpF and OmpC porins in Escherichia coli.&lt;/clue&gt;</text:span></text:p>
            <text:p text:style-name="P4"><text:span text:style-name="T2"><text:s text:c="4"/></text:span><text:span text:style-name="T2">&lt;/event&gt;</text:span></text:p>
            <text:p text:style-name="P4"><text:span text:style-name="T2"><text:s text:c="4"/></text:span><text:span text:style-name="T2">&lt;event id="E3"&gt;</text:span></text:p>
            <text:p text:style-name="P4"><text:span text:style-name="T2"><text:s text:c="6"/></text:span><text:span text:style-name="T2">&lt;type class="Gene_Expression" /&gt;</text:span></text:p>
            <text:p text:style-name="P4"><text:span text:style-name="T2"><text:s text:c="6"/></text:span><text:span text:style-name="T2">&lt;Theme idref="T8" /&gt;</text:span></text:p>
            <text:p text:style-name="P4"><text:span text:style-name="T2"><text:s text:c="6"/></text:span><text:span text:style-name="T2">&lt;Location idref="T9" /&gt;</text:span></text:p>
            <text:p text:style-name="P4"><text:span text:style-name="T2"><text:s text:c="6"/></text:span><text:span text:style-name="T2">&lt;clue&gt;The ompB operon encodes OmpR and EnvZ, two proteins that are necessary for the &lt;clueType&gt;expression&lt;/clueType&gt; and osmoregulation of the OmpF and OmpC porins in Escherichia coli.&lt;/clue&gt;</text:span></text:p>
            <text:p text:style-name="P4"><text:span text:style-name="T2"><text:s text:c="4"/></text:span><text:span text:style-name="T2">&lt;/event&gt;</text:span></text:p>
            <text:p text:style-name="P4"><text:span text:style-name="T2"><text:s text:c="4"/></text:span><text:span text:style-name="T2">&lt;event id="E4"&gt;</text:span></text:p>
            <text:p text:style-name="P4"><text:span text:style-name="T2"><text:s text:c="6"/></text:span><text:span text:style-name="T2">&lt;type class="Regulation" /&gt;</text:span></text:p>
            <text:p text:style-name="P4"><text:span text:style-name="T2"><text:s text:c="6"/></text:span><text:span text:style-name="T2">&lt;Theme idref="T8" /&gt;</text:span></text:p>
            <text:p text:style-name="P4"><text:span text:style-name="T2"><text:s text:c="6"/></text:span><text:span text:style-name="T2">&lt;Location idref="T9" /&gt;</text:span></text:p>
            <text:p text:style-name="P4"><text:span text:style-name="T2"><text:s text:c="6"/></text:span><text:span text:style-name="T2">&lt;clue&gt;The ompB operon encodes OmpR and EnvZ, two proteins that are necessary for the expression and &lt;clueType&gt;osmoregulation&lt;/clueType&gt; of the OmpF and OmpC porins in Escherichia coli.&lt;/clue&gt;</text:span></text:p>
            <text:p text:style-name="P4"><text:span text:style-name="T2"><text:s text:c="4"/></text:span><text:span text:style-name="T2">&lt;/event&gt;</text:span></text:p>
            <text:p text:style-name="P4"><text:span text:style-name="T2"><text:s text:c="4"/>…</text:span></text:p>
            <text:p text:style-name="P4"><text:span text:style-name="T2"><text:s text:c="4"/>…</text:span></text:p>
            <text:p text:style-name="P4"><text:span text:style-name="T2"><text:s text:c="2"/></text:span><text:span text:style-name="T2">&lt;/AbstractText&gt;</text:span></text:p>
            <text:p text:style-name="P4"><text:span text:style-name="T2">&lt;/Abstract&gt;</text:span></text:p>
            <text:p text:style-name="P4"><text:span text:style-name="T2"><text:s text:c="8"/></text:span></text:p>
          </draw:text-box>
        </draw:frame>
        <presentation:notes draw:style-name="dp2">
          <draw:page-thumbnail draw:style-name="gr1" draw:layer="layout" svg:width="14.848cm" svg:height="11.136cm" svg:x="3.075cm" svg:y="2.257cm" draw:page-number="5" presentation:class="page"/>
          <draw:frame presentation:style-name="pr6"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fill-image draw:name="bwmed" xlink:href="Pictures/1000000000000320000002585C39BAEF.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blackandwhite-background" style:family="presentation">
      <style:graphic-properties draw:stroke="none" draw:fill="bitmap" draw:fill-image-name="bwmed" style:repeat="stretch"/>
    </style:style>
    <style:style style:name="lyt-blackandwhite-backgroundobjects" style:family="presentation">
      <style:graphic-properties draw:shadow="hidden" draw:shadow-offset-x="0.3cm" draw:shadow-offset-y="0.3cm" draw:shadow-color="#808080"/>
    </style:style>
    <style:style style:name="lyt-blackandwhite-notes" style:family="presentation">
      <style:graphic-properties draw:stroke="none" draw:fill="none">
        <text:list-style style:name="lyt-blackandwhit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blackandwhite-outline1" style:family="presentation">
      <style:graphic-properties draw:stroke="none" draw:fill="none">
        <text:list-style style:name="lyt-blackand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ackandwhite-outline2" style:family="presentation" style:parent-style-name="lyt-blackandwhite-outline1">
      <style:paragraph-properties fo:margin-left="2.4cm" fo:margin-right="0cm" fo:margin-top="0cm" fo:margin-bottom="0.4cm" fo:text-indent="-0.8cm"/>
      <style:text-properties fo:font-size="28pt" style:font-size-asian="28pt" style:font-size-complex="28pt"/>
    </style:style>
    <style:style style:name="lyt-blackandwhite-outline3" style:family="presentation" style:parent-style-name="lyt-blackandwhite-outline2">
      <style:paragraph-properties fo:margin-left="3.6cm" fo:margin-right="0cm" fo:margin-top="0cm" fo:margin-bottom="0.3cm" fo:text-indent="-0.6cm"/>
      <style:text-properties fo:font-size="24pt" style:font-size-asian="24pt" style:font-size-complex="24pt"/>
    </style:style>
    <style:style style:name="lyt-blackandwhite-outline4" style:family="presentation" style:parent-style-name="lyt-blackandwhite-outline3">
      <style:paragraph-properties fo:margin-left="4.8cm" fo:margin-right="0cm" fo:margin-top="0cm" fo:margin-bottom="0.2cm" fo:text-indent="-0.6cm"/>
      <style:text-properties fo:font-size="20pt" style:font-size-asian="20pt" style:font-size-complex="20pt"/>
    </style:style>
    <style:style style:name="lyt-blackandwhite-outline5" style:family="presentation" style:parent-style-name="lyt-blackandwhite-outline4">
      <style:paragraph-properties fo:margin-left="6cm" fo:margin-right="0cm" fo:margin-top="0cm" fo:margin-bottom="0.1cm" fo:text-indent="-0.6cm"/>
      <style:text-properties fo:font-size="20pt" style:font-size-asian="20pt" style:font-size-complex="20pt"/>
    </style:style>
    <style:style style:name="lyt-blackandwhite-outline6" style:family="presentation" style:parent-style-name="lyt-blackandwhite-outline5">
      <style:paragraph-properties fo:margin-left="7.2cm" fo:margin-right="0cm" fo:margin-top="0cm" fo:margin-bottom="0.1cm" fo:text-indent="-0.6cm"/>
      <style:text-properties fo:font-size="20pt" style:font-size-asian="20pt" style:font-size-complex="20pt"/>
    </style:style>
    <style:style style:name="lyt-blackandwhite-outline7" style:family="presentation" style:parent-style-name="lyt-blackandwhite-outline6">
      <style:paragraph-properties fo:margin-left="8.4cm" fo:margin-right="0cm" fo:margin-top="0cm" fo:margin-bottom="0.1cm" fo:text-indent="-0.6cm"/>
      <style:text-properties fo:font-size="20pt" style:font-size-asian="20pt" style:font-size-complex="20pt"/>
    </style:style>
    <style:style style:name="lyt-blackandwhite-outline8" style:family="presentation" style:parent-style-name="lyt-blackandwhite-outline7">
      <style:paragraph-properties fo:margin-left="9.6cm" fo:margin-right="0cm" fo:margin-top="0cm" fo:margin-bottom="0.1cm" fo:text-indent="-0.6cm"/>
      <style:text-properties fo:font-size="20pt" style:font-size-asian="20pt" style:font-size-complex="20pt"/>
    </style:style>
    <style:style style:name="lyt-blackandwhite-outline9" style:family="presentation" style:parent-style-name="lyt-blackandwhite-outline8">
      <style:paragraph-properties fo:margin-left="10.8cm" fo:margin-right="0cm" fo:margin-top="0cm" fo:margin-bottom="0.1cm" fo:text-indent="-0.6cm"/>
      <style:text-properties fo:font-size="20pt" style:font-size-asian="20pt" style:font-size-complex="20pt"/>
    </style:style>
    <style:style style:name="lyt-blackandwhite-subtitle" style:family="presentation">
      <style:graphic-properties draw:stroke="none" draw:fill="none" draw:textarea-vertical-align="middle">
        <text:list-style style:name="lyt-blackand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ackandwhite-title" style:family="presentation">
      <style:graphic-properties draw:stroke="none" draw:fill="none" draw:textarea-vertical-align="middle">
        <text:list-style style:name="lyt-blackand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style:font-family-generic="roman" style:font-pitch="variable" fo:font-size="44pt" fo:font-style="normal" fo:text-shadow="none" style:text-underline-style="none" fo:font-weight="normal"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bwmed"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blackandwhite-backgroundobjects">
      <style:graphic-properties draw:stroke="none" draw:fill="none" draw:fill-color="#ffffff" draw:auto-grow-height="false" fo:min-height="1.449cm"/>
    </style:style>
    <style:style style:name="Mpr2" style:family="presentation" style:parent-style-name="lyt-blackandwhite-backgroundobjects">
      <style:graphic-properties draw:stroke="none" draw:fill="none" draw:fill-color="#ffffff" draw:auto-grow-height="false" fo:min-height="1.485cm"/>
    </style:style>
    <style:style style:name="Mpr3" style:family="presentation" style:parent-style-name="lyt-blackandwhite-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23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blackandwhite" style:page-layout-name="PM1" draw:style-name="Mdp2">
      <draw:frame presentation:style-name="lyt-blackandwhite-title" draw:layer="backgroundobjects" svg:width="23.5cm" svg:height="2.843cm" svg:x="2cm" svg:y="1.9cm" presentation:class="title" presentation:placeholder="true">
        <draw:text-box/>
      </draw:frame>
      <draw:frame presentation:style-name="lyt-blackandwhite-outline1" draw:layer="backgroundobjects" svg:width="24.599cm" svg:height="10.586cm" svg:x="2cm" svg:y="5.414cm" presentation:class="outline" presentation:placeholder="true">
        <draw:text-box/>
      </draw:frame>
      <draw:frame presentation:style-name="Mpr1" draw:text-style-name="MP2" draw:layer="backgroundobjects" svg:width="6.523cm" svg:height="1.448cm" svg:x="1.5cm" svg:y="17.552cm" presentation:class="date-time">
        <draw:text-box>
          <text:p text:style-name="MP2"><text:span text:style-name="MT1"><presentation:date-time/></text:span></text:p>
        </draw:text-box>
      </draw:frame>
      <draw:frame presentation:style-name="Mpr1" draw:text-style-name="MP3" draw:layer="backgroundobjects" svg:width="8.875cm" svg:height="1.448cm" svg:x="9.076cm" svg:y="17.631cm" presentation:class="footer">
        <draw:text-box>
          <text:p text:style-name="MP3"><text:span text:style-name="MT1"><presentation:footer/></text:span></text:p>
        </draw:text-box>
      </draw:frame>
      <draw:frame presentation:style-name="Mpr1" draw:text-style-name="MP4" draw:layer="backgroundobjects" svg:width="6.523cm" svg:height="1.448cm" svg:x="18.976cm" svg:y="17.631cm" presentation:class="page-number">
        <draw:text-box>
          <text:p text:style-name="MP4"><text:span text:style-name="MT1"><text:page-number>&lt;number&gt;</text:page-number></text:span></text:p>
        </draw:text-box>
      </draw:frame>
      <presentation:notes style:page-layout-name="PM2">
        <draw:page-thumbnail presentation:style-name="lyt-blackandwhite-title" draw:layer="backgroundobjects" svg:width="14.848cm" svg:height="11.136cm" svg:x="3.075cm" svg:y="2.257cm" presentation:class="page"/>
        <draw:frame presentation:style-name="lyt-blackandwhit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org/3.4.1$Win32 OpenOffice.org_project/341m1$Build-9593</meta:generator>
    <dc:title>Introducing a New Product</dc:title>
    <dc:description>General introduction of a new product taking customer wishes into account</dc:description>
    <meta:creation-date>2013-04-28T11:58:19.17</meta:creation-date>
    <dc:language>en-US</dc:language>
    <meta:editing-cycles>3</meta:editing-cycles>
    <meta:editing-duration>PT41M7S</meta:editing-duration>
    <dc:date>2013-04-28T12:54:36.49</dc:date>
    <meta:document-statistic meta:object-count="40"/>
    <meta:user-defined meta:name="Info 0"/>
    <meta:user-defined meta:name="Info 1"/>
    <meta:user-defined meta:name="Info 2"/>
    <meta:user-defined meta:name="Info 3"/>
    <meta:template xlink:type="simple" xlink:actuate="onRequest" xlink:title="Introducing a New Product" xlink:href="../../../../../Program%20Files%20(x86)/OpenOffice.org%203/Basis/share/template/en-US/presnt/prs-novelty.otp"/>
  </office:meta>
</office:document-meta>
</file>